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text-properties officeooo:rsid="0068cbd0" officeooo:paragraph-rsid="0068cbd0"/>
    </style:style>
    <style:style style:name="P25" style:family="paragraph" style:parent-style-name="Standard">
      <style:text-properties officeooo:rsid="0072612b" officeooo:paragraph-rsid="0072612b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text-properties officeooo:rsid="005fcdf7" officeooo:paragraph-rsid="005fcdf7"/>
    </style:style>
    <style:style style:name="P43" style:family="paragraph" style:parent-style-name="Text_20_body">
      <style:text-properties officeooo:rsid="0062ba89" officeooo:paragraph-rsid="0062ba89"/>
    </style:style>
    <style:style style:name="P44" style:family="paragraph" style:parent-style-name="Text_20_body">
      <style:text-properties officeooo:rsid="0063d244" officeooo:paragraph-rsid="0063d244"/>
    </style:style>
    <style:style style:name="P45" style:family="paragraph" style:parent-style-name="Text_20_body">
      <style:text-properties officeooo:rsid="00679c48" officeooo:paragraph-rsid="00679c48"/>
    </style:style>
    <style:style style:name="P46" style:family="paragraph" style:parent-style-name="Text_20_body">
      <style:text-properties fo:language="ru" fo:country="RU" officeooo:rsid="0072612b" officeooo:paragraph-rsid="0072612b"/>
    </style:style>
    <style:style style:name="P47" style:family="paragraph" style:parent-style-name="Text_20_body">
      <style:text-properties fo:language="ru" fo:country="RU" officeooo:rsid="00741fec" officeooo:paragraph-rsid="00741fec"/>
    </style:style>
    <style:style style:name="P48" style:family="paragraph" style:parent-style-name="Text_20_body">
      <style:text-properties fo:language="ru" fo:country="RU" officeooo:rsid="008992ab" officeooo:paragraph-rsid="008b4155"/>
    </style:style>
    <style:style style:name="P49" style:family="paragraph" style:parent-style-name="Text_20_body">
      <style:text-properties officeooo:rsid="006a1a3a" officeooo:paragraph-rsid="006a1a3a"/>
    </style:style>
    <style:style style:name="P50" style:family="paragraph" style:parent-style-name="Text_20_body">
      <style:text-properties officeooo:rsid="006de028" officeooo:paragraph-rsid="006de028"/>
    </style:style>
    <style:style style:name="P51" style:family="paragraph" style:parent-style-name="Text_20_body">
      <style:text-properties officeooo:rsid="006e6ddc" officeooo:paragraph-rsid="006e6ddc"/>
    </style:style>
    <style:style style:name="P52" style:family="paragraph" style:parent-style-name="Text_20_body">
      <style:text-properties officeooo:rsid="00747f77" officeooo:paragraph-rsid="00747f77"/>
    </style:style>
    <style:style style:name="P53" style:family="paragraph" style:parent-style-name="Text_20_body">
      <style:text-properties officeooo:rsid="00804bf7" officeooo:paragraph-rsid="00804bf7"/>
    </style:style>
    <style:style style:name="P54" style:family="paragraph" style:parent-style-name="Text_20_body">
      <style:text-properties officeooo:paragraph-rsid="00831f59"/>
    </style:style>
    <style:style style:name="P55" style:family="paragraph" style:parent-style-name="Text_20_body">
      <style:text-properties officeooo:paragraph-rsid="006e6ddc"/>
    </style:style>
    <style:style style:name="P56" style:family="paragraph" style:parent-style-name="Text_20_body">
      <style:text-properties officeooo:rsid="008574b9" officeooo:paragraph-rsid="008574b9"/>
    </style:style>
    <style:style style:name="P57" style:family="paragraph" style:parent-style-name="Text_20_body">
      <style:text-properties officeooo:rsid="008992ab" officeooo:paragraph-rsid="008992ab"/>
    </style:style>
    <style:style style:name="P58" style:family="paragraph" style:parent-style-name="Table_20_Contents">
      <style:paragraph-properties fo:margin-top="0cm" fo:margin-bottom="0cm" loext:contextual-spacing="false"/>
    </style:style>
    <style:style style:name="P5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61" style:family="paragraph" style:parent-style-name="Quotations">
      <style:text-properties officeooo:rsid="0068cbd0"/>
    </style:style>
    <style:style style:name="P6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3" style:family="paragraph" style:parent-style-name="Text_20_body" style:list-style-name="L3">
      <style:text-properties fo:language="ru" fo:country="RU" officeooo:rsid="00747f77" officeooo:paragraph-rsid="00747f77"/>
    </style:style>
    <style:style style:name="P64" style:family="paragraph" style:parent-style-name="Text_20_body" style:list-style-name="L4">
      <style:text-properties fo:language="ru" fo:country="RU" officeooo:rsid="0086e162" officeooo:paragraph-rsid="0086e162"/>
    </style:style>
    <style:style style:name="P65" style:family="paragraph" style:parent-style-name="Text_20_body" style:list-style-name="L5">
      <style:text-properties fo:language="ru" fo:country="RU" officeooo:rsid="00880e2b" officeooo:paragraph-rsid="00880e2b"/>
    </style:style>
    <style:style style:name="P66" style:family="paragraph" style:parent-style-name="Text_20_body">
      <style:text-properties fo:language="ru" fo:country="RU" officeooo:rsid="00880e2b" officeooo:paragraph-rsid="008c2ac3"/>
    </style:style>
    <style:style style:name="P67" style:family="paragraph" style:parent-style-name="Text_20_body" style:list-style-name="L5">
      <style:text-properties fo:language="ru" fo:country="RU" officeooo:rsid="008b4155" officeooo:paragraph-rsid="008b4155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 style:list-style-name="L1">
      <style:paragraph-properties fo:text-align="start" style:justify-single-word="false"/>
    </style:style>
    <style:style style:name="P70" style:family="paragraph" style:parent-style-name="Text_20_body" style:list-style-name="L2">
      <style:text-properties officeooo:rsid="007036d0" officeooo:paragraph-rsid="007036d0"/>
    </style:style>
    <style:style style:name="P71" style:family="paragraph" style:parent-style-name="Text_20_body" style:list-style-name="L2">
      <style:text-properties officeooo:rsid="0070e024" officeooo:paragraph-rsid="0070fdcc"/>
    </style:style>
    <style:style style:name="P72" style:family="paragraph" style:parent-style-name="Text_20_body" style:list-style-name="L2">
      <style:text-properties officeooo:rsid="0072612b" officeooo:paragraph-rsid="0072612b"/>
    </style:style>
    <style:style style:name="P73" style:family="paragraph" style:parent-style-name="Text_20_body" style:list-style-name="L4">
      <style:text-properties officeooo:rsid="0081db8c" officeooo:paragraph-rsid="0081db8c"/>
    </style:style>
    <style:style style:name="P74" style:family="paragraph" style:parent-style-name="Text_20_body" style:list-style-name="L4">
      <style:text-properties officeooo:rsid="008574b9" officeooo:paragraph-rsid="008574b9"/>
    </style:style>
    <style:style style:name="P75" style:family="paragraph" style:parent-style-name="Text_20_body">
      <style:text-properties officeooo:rsid="008c2ac3" officeooo:paragraph-rsid="008c2ac3"/>
    </style:style>
    <style:style style:name="P76" style:family="paragraph" style:parent-style-name="Text_20_body" style:list-style-name="L7">
      <style:text-properties officeooo:rsid="008c2ac3" officeooo:paragraph-rsid="008c2ac3"/>
    </style:style>
    <style:style style:name="P77" style:family="paragraph" style:parent-style-name="Text_20_body">
      <style:paragraph-properties fo:text-align="justify" style:justify-single-word="false"/>
    </style:style>
    <style:style style:name="P78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7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80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81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82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8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8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8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8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8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88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89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9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91" style:family="paragraph" style:parent-style-name="Heading_20_2">
      <style:paragraph-properties fo:text-align="center" style:justify-single-word="false"/>
      <style:text-properties officeooo:paragraph-rsid="003aede6"/>
    </style:style>
    <style:style style:name="P92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9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9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97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P98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font-size="8pt" fo:font-style="normal" style:font-name-asian="ISOCPEUR" style:font-size-asian="8pt" style:font-style-asian="normal" style:font-size-complex="8pt"/>
    </style:style>
    <style:style style:name="T12" style:family="text">
      <style:text-properties fo:font-size="8pt" fo:font-style="normal" style:font-size-asian="8pt" style:font-style-asian="normal" style:font-size-complex="8pt"/>
    </style:style>
    <style:style style:name="T13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4" style:family="text">
      <style:text-properties officeooo:rsid="003b9aa5"/>
    </style:style>
    <style:style style:name="T15" style:family="text">
      <style:text-properties style:font-name="ISOCPEUR" fo:font-size="8pt" style:font-size-asian="8pt" style:font-name-complex="ISOCPEUR" style:font-size-complex="8pt"/>
    </style:style>
    <style:style style:name="T16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7" style:family="text">
      <style:text-properties fo:font-style="normal" style:font-style-asian="normal" style:font-size-complex="14pt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4a517a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normal" style:font-style-asian="normal" style:font-size-complex="14pt"/>
    </style:style>
    <style:style style:name="T22" style:family="text">
      <style:text-properties fo:language="en" fo:country="US" officeooo:rsid="0086e162"/>
    </style:style>
    <style:style style:name="T23" style:family="text">
      <style:text-properties fo:color="#000000" fo:font-size="12pt" style:font-size-asian="12pt" style:font-size-complex="12pt"/>
    </style:style>
    <style:style style:name="T24" style:family="text">
      <style:text-properties fo:color="#000000" fo:font-size="12pt" officeooo:rsid="0006d2d6" style:font-size-asian="12pt" style:font-size-complex="12pt"/>
    </style:style>
    <style:style style:name="T25" style:family="text">
      <style:text-properties officeooo:rsid="0011db54"/>
    </style:style>
    <style:style style:name="T26" style:family="text">
      <style:text-properties officeooo:rsid="001e1151"/>
    </style:style>
    <style:style style:name="T27" style:family="text">
      <style:text-properties officeooo:rsid="003aede6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T47" style:family="text">
      <style:text-properties officeooo:rsid="005fcdf7"/>
    </style:style>
    <style:style style:name="T48" style:family="text">
      <style:text-properties officeooo:rsid="0062ba89"/>
    </style:style>
    <style:style style:name="T49" style:family="text">
      <style:text-properties officeooo:rsid="0063d244"/>
    </style:style>
    <style:style style:name="T50" style:family="text">
      <style:text-properties officeooo:rsid="006b1f72"/>
    </style:style>
    <style:style style:name="T51" style:family="text">
      <style:text-properties officeooo:rsid="006e6ddc"/>
    </style:style>
    <style:style style:name="T52" style:family="text">
      <style:text-properties officeooo:rsid="0070e024"/>
    </style:style>
    <style:style style:name="T53" style:family="text">
      <style:text-properties officeooo:rsid="0070fdcc"/>
    </style:style>
    <style:style style:name="T54" style:family="text">
      <style:text-properties officeooo:rsid="00747f77"/>
    </style:style>
    <style:style style:name="T55" style:family="text">
      <style:text-properties officeooo:rsid="0075e61b"/>
    </style:style>
    <style:style style:name="T56" style:family="text">
      <style:text-properties officeooo:rsid="007a75dd"/>
    </style:style>
    <style:style style:name="T57" style:family="text">
      <style:text-properties officeooo:rsid="007d8454"/>
    </style:style>
    <style:style style:name="T58" style:family="text">
      <style:text-properties officeooo:rsid="0081db8c"/>
    </style:style>
    <style:style style:name="T59" style:family="text">
      <style:text-properties style:font-name="Liberation Serif1" fo:font-size="12pt"/>
    </style:style>
    <style:style style:name="T60" style:family="text">
      <style:text-properties style:font-name="Liberation Serif1" fo:font-size="12pt" officeooo:rsid="00831f59"/>
    </style:style>
    <style:style style:name="T61" style:family="text">
      <style:text-properties style:font-name="Liberation Serif1" fo:font-size="12pt" officeooo:rsid="00842074" fo:background-color="#ffff00" loext:char-shading-value="0"/>
    </style:style>
    <style:style style:name="T62" style:family="text">
      <style:text-properties style:font-name="Liberation Serif1" fo:font-size="12pt" officeooo:rsid="00842074"/>
    </style:style>
    <style:style style:name="T63" style:family="text">
      <style:text-properties officeooo:rsid="00831f59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831f59" fo:background-color="#ffff00" loext:char-shading-value="0"/>
    </style:style>
    <style:style style:name="T66" style:family="text">
      <style:text-properties officeooo:rsid="006e6ddc" fo:background-color="#ffff00" loext:char-shading-value="0"/>
    </style:style>
    <style:style style:name="T67" style:family="text">
      <style:text-properties officeooo:rsid="008574b9"/>
    </style:style>
    <style:style style:name="T68" style:family="text">
      <style:text-properties officeooo:rsid="0086e162"/>
    </style:style>
    <style:style style:name="T69" style:family="text">
      <style:text-properties officeooo:rsid="00880e2b"/>
    </style:style>
    <style:style style:name="T70" style:family="text">
      <style:text-properties officeooo:rsid="008b415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80">Титульный лист</text:p>
      <text:p text:style-name="P81">Задание</text:p>
      <text:p text:style-name="P81">Аннотация</text:p>
      <text:p text:style-name="P81">Список сокращений</text:p>
      <text:p text:style-name="P96"/>
      <text:list xml:id="list7054820895344015718" text:style-name="WW8Num1">
        <text:list-item>
          <text:h text:style-name="P82" text:outline-level="1"><text:bookmark-start text:name="__RefHeading___Toc4451_876269813"/><text:span text:style-name="T24">С</text:span><text:span text:style-name="T2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99"><text:a xlink:type="simple" xlink:href="#__RefHeading___Toc4451_876269813">Содержание<text:tab/>5</text:a></text:p>
          <text:p text:style-name="P99"><text:a xlink:type="simple" xlink:href="#__RefHeading__315_768117482">Введение<text:tab/>6</text:a></text:p>
          <text:p text:style-name="P99"><text:a xlink:type="simple" xlink:href="#__RefHeading___Toc4453_876269813">1. Аналитический раздел<text:tab/>8</text:a></text:p>
          <text:p text:style-name="P98"><text:a xlink:type="simple" xlink:href="#__RefHeading___Toc4455_876269813">1.1. Организационная структура предприятия<text:tab/>8</text:a></text:p>
          <text:p text:style-name="P98"><text:a xlink:type="simple" xlink:href="#__RefHeading___Toc9036_1411236934">1.2 Разработка схемы информационных потоков процесса формирования учебно-методической разработки AS-IS<text:tab/>11</text:a></text:p>
          <text:p text:style-name="P98"><text:a xlink:type="simple" xlink:href="#__RefHeading___Toc9038_1411236934">1.3 Анализ программно-аппаратного обеспечения ФГБОУ ВПО «ПВГУС»<text:tab/>15</text:a></text:p>
          <text:p text:style-name="P98"><text:a xlink:type="simple" xlink:href="#__RefHeading___Toc9040_1411236934">1.4 Формирование требований к разрабатываемой информационной системе<text:tab/>16</text:a></text:p>
          <text:p text:style-name="P98"><text:a xlink:type="simple" xlink:href="#__RefHeading___Toc9042_1411236934">1.5 Выбор средств разработки<text:tab/>17</text:a></text:p>
          <text:p text:style-name="P99"><text:a xlink:type="simple" xlink:href="#__RefHeading___Toc8930_1411236934">2 Специальный раздел<text:tab/>18</text:a></text:p>
          <text:p text:style-name="P98"><text:a xlink:type="simple" xlink:href="#__RefHeading___Toc9044_1411236934">2.1 Разработка схемы информационных потоков процесса формирования учебно-методических разработок TO-BE<text:tab/>18</text:a></text:p>
          <text:p text:style-name="P98"><text:a xlink:type="simple" xlink:href="#__RefHeading___Toc9046_1411236934">2.2 Разработка структуры базы данных<text:tab/>19</text:a></text:p>
          <text:p text:style-name="P98"><text:a xlink:type="simple" xlink:href="#__RefHeading___Toc9048_1411236934">2.3 Разработка структуры меню информационной системы<text:tab/>20</text:a></text:p>
          <text:p text:style-name="P98"><text:a xlink:type="simple" xlink:href="#__RefHeading___Toc9050_1411236934">2.4 Разработка интерфейса информационной системы<text:tab/>21</text:a></text:p>
          <text:p text:style-name="P98"><text:a xlink:type="simple" xlink:href="#__RefHeading___Toc9052_1411236934">2.5 Проведение тестирования программного продукта<text:tab/>22</text:a></text:p>
          <text:p text:style-name="P99"><text:a xlink:type="simple" xlink:href="#__RefHeading___Toc8932_1411236934">3 Безопасность жизнедеятельности<text:tab/>23</text:a></text:p>
          <text:p text:style-name="P99"><text:a xlink:type="simple" xlink:href="#__RefHeading___Toc8934_1411236934">Заключение<text:tab/>24</text:a></text:p>
          <text:p text:style-name="P99"><text:a xlink:type="simple" xlink:href="#__RefHeading__327_768117482">Библиографический список используемой литературы<text:tab/>25</text:a></text:p>
        </text:index-body>
      </text:table-of-content>
      <text:p text:style-name="P30"/>
      <text:p text:style-name="P31"/>
      <text:list xml:id="list225732590225779" text:continue-numbering="true" text:style-name="WW8Num1">
        <text:list-item>
          <text:h text:style-name="P84" text:outline-level="1"><text:bookmark-start text:name="__RefHeading__315_768117482"/>Введение<text:bookmark-end text:name="__RefHeading__315_768117482"/></text:h>
        </text:list-item>
      </text:list>
      <text:p text:style-name="P33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3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5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36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8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34"><text:span text:style-name="T19">Данная </text:span><text:span text:style-name="T18">работа</text:span><text:span text:style-name="T19"> </text:span><text:span text:style-name="T18">выполня</text:span><text:span text:style-name="T19">лась</text:span><text:span text:style-name="T18"> на базе ФГБОУ ВПО «Поволжский государственный университет сервиса». </text:span></text:p>
      <text:p text:style-name="P4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1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1">Специальный раздел содержит описание этапов процесса разработки программного обеспечения.</text:p>
      <text:p text:style-name="P41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225731363967101" text:continue-numbering="true" text:style-name="WW8Num1">
        <text:list-item>
          <text:h text:style-name="P8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9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1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1">Университет был основан в 1981 году, как филиал Московского технологического института в городе Тольятти Куйбышевской области.</text:p>
      <text:p text:style-name="P4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1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68">Список институтов/факультетов, кафедр и отделов представлен ниже:</text:p>
      <text:list xml:id="list1214059103939307824" text:style-name="L1">
        <text:list-item>
          <text:p text:style-name="P62">Институт дизайна, туризма и социальных технологий:</text:p>
          <text:list>
            <text:list-item>
              <text:p text:style-name="P62">Кафедра «Дизайн и декоративное искусство».</text:p>
            </text:list-item>
            <text:list-item>
              <text:p text:style-name="P62">Кафедра «Дизайн и художественное проектирование изделий».</text:p>
            </text:list-item>
            <text:list-item>
              <text:p text:style-name="P62">Кафедра «Межкультурные коммуникации».</text:p>
            </text:list-item>
            <text:list-item>
              <text:p text:style-name="P62">Кафедра «Социально-культурная деятельность».</text:p>
            </text:list-item>
            <text:list-item>
              <text:p text:style-name="P62">Кафедра «Туризм и гостиничное дело».</text:p>
            </text:list-item>
            <text:list-item>
              <text:p text:style-name="P69"><text:span text:style-name="T6">К</text:span><text:span text:style-name="T1">афедра «Физическое воспитание».</text:span></text:p>
            </text:list-item>
            <text:list-item>
              <text:p text:style-name="P62">Кафедра «Философия, история и правоведение».</text:p>
            </text:list-item>
          </text:list>
        </text:list-item>
        <text:list-item>
          <text:p text:style-name="P62">Институт заочного обучения:</text:p>
          <text:list>
            <text:list-item>
              <text:p text:style-name="P62">Отдел мониторинга качества освоения ООП.</text:p>
            </text:list-item>
            <text:list-item>
              <text:p text:style-name="P62">Отдел развития Заочного обучения.</text:p>
            </text:list-item>
          </text:list>
        </text:list-item>
        <text:list-item>
          <text:p text:style-name="P62">Институт экономики:</text:p>
          <text:list>
            <text:list-item>
              <text:p text:style-name="P62">Отдел мониторинга качества освоения основных образовательных программ.</text:p>
            </text:list-item>
            <text:list-item>
              <text:p text:style-name="P62">Отдел организации учебного процесса.</text:p>
            </text:list-item>
            <text:list-item>
              <text:p text:style-name="P62">Кафедра «Экономика и управление».</text:p>
            </text:list-item>
            <text:list-item>
              <text:p text:style-name="P62">Кафедра «Экономика, организация и коммерческая деятельность».</text:p>
            </text:list-item>
            <text:list-item>
              <text:p text:style-name="P62">Кафедра «Бухгалтерский учет, анализ и аудит».</text:p>
            </text:list-item>
            <text:list-item>
              <text:p text:style-name="P62">Кафедра «Финансы и кредит».</text:p>
            </text:list-item>
            <text:list-item>
              <text:p text:style-name="P62">Кафедра «Прикладная информатика в экономике».</text:p>
            </text:list-item>
            <text:list-item>
              <text:p text:style-name="P62"><text:soft-page-break/>Кафедра «Менеджмент».</text:p>
            </text:list-item>
          </text:list>
        </text:list-item>
        <text:list-item>
          <text:p text:style-name="P62">Факультет информационно-технического сервиса:</text:p>
          <text:list>
            <text:list-item>
              <text:p text:style-name="P62">Кафедра «Высшая математика».</text:p>
            </text:list-item>
            <text:list-item>
              <text:p text:style-name="P62">Кафедра «Информационный и электронный сервис».</text:p>
            </text:list-item>
            <text:list-item>
              <text:p text:style-name="P62">Кафедра «Общепрофессиональные и технические дисциплины».</text:p>
            </text:list-item>
            <text:list-item>
              <text:p text:style-name="P62">Кафедра «Сервис технических и технологических систем».</text:p>
            </text:list-item>
            <text:list-item>
              <text:p text:style-name="P62">Кафедра «Современное естествознание».</text:p>
            </text:list-item>
            <text:list-item>
              <text:p text:style-name="P62">Кафедра «Управление качеством и технологии в сервисе».</text:p>
            </text:list-item>
          </text:list>
        </text:list-item>
        <text:list-item>
          <text:p text:style-name="P62">Факультет среднего профессионального образования.</text:p>
        </text:list-item>
      </text:list>
      <text:p text:style-name="P78"/>
      <text:p text:style-name="Text_20_body"/>
      <text:p text:style-name="Text_20_body"/>
      <text:p text:style-name="Text_20_body"/>
      <text:list xml:id="list225732721565665" text:continue-list="list225731363967101" text:style-name="WW8Num1">
        <text:list-item>
          <text:h text:style-name="P9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2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63">ой</text:span> <text:span text:style-name="T63">разработки (далее УМР)</text:span>.</text:p>
      <text:p text:style-name="P42">Во-первых, это автор учебно-методическо<text:span text:style-name="T58">й</text:span> <text:span text:style-name="T58">разработки</text:span>. Он может быть <text:span text:style-name="T55">с</text:span> любой кафедры, так как каждому преподавателю без исключения необходимо разрабатывать учебно-методические комплексы <text:span text:style-name="T57">(далее УМК)</text:span> дисциплин, рабочие <text:span text:style-name="T58">учебные</text:span> программы <text:span text:style-name="T57">(далее РУП), учебно-методические комплексы (далее УМП)</text:span> и т.д.</text:p>
      <text:p text:style-name="P54"><text:span text:style-name="T47">Во-вторых, это рецензент. Рецензент</text:span><text:span text:style-name="T59"> может быть внутренней (остепененный) - это любой преподаватель университета, или внешн</text:span><text:span text:style-name="T60">ий</text:span><text:span text:style-name="T59"> - это любой преподаватель стороннего ВУЗа.</text:span><text:span text:style-name="T4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4"><text:span text:style-name="T48">В-третьих, кафедра. </text:span><text:span text:style-name="T59">УМР может опираться на уже изученные дисциплины и использоваться при обучении в других дисциплинах.</text:span><text:span text:style-name="T48"> То есть, УМР невыпускающей кафедры должно проходить дополнительную проверку на выпускающей кафедре. </text:span><text:span text:style-name="T59">В связи с этим, кажд</text:span><text:span text:style-name="T62">ая</text:span><text:span text:style-name="T59"> УМР имеет протокол согласования, в </text:span><text:span text:style-name="T62">котором </text:span><text:span text:style-name="T61">...</text:span><text:span text:style-name="T64"> </text:span></text:p>
      <text:p text:style-name="P43"><text:span text:style-name="T64">Также, в процессе формирования </text:span><text:span text:style-name="T65">УМР </text:span><text:span text:style-name="T64">участвует Профессиональная методическая комиссия при институте. В комиссию входят специалисты из учебно-методического отдела, </text:span><text:span text:style-name="T66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9">Данные отделы представлены на рисунке 1.1.</text:span></text:p>
      <text:p text:style-name="P44">И, наконец, в процессе участвует проректор по учебно-методической работе. Он так же представлен на рисунке 1.1. </text:p>
      <text:p text:style-name="P45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57">УМК для невыпускающей кафедры</text:span>.</text:p>
      <text:p text:style-name="P61"/>
      <text:p text:style-name="P24"/>
      <text:p text:style-name="P24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58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60">Рис. 1.2. Схема утверждения <text:span text:style-name="T57">УМК для невыпускающей кафедры</text:span></text:p>
            <text:p text:style-name="P59"/>
          </table:table-cell>
        </table:table-row>
      </table:table>
      <text:p text:style-name="P24"/>
      <text:p text:style-name="P49"><text:soft-page-break/>Как мы видим на схеме, 6 <text:span text:style-name="T50">объектов</text:span> участвует в этом процессе, все они были перечислены выше. </text:p>
      <text:p text:style-name="P50"><text:span text:style-name="T56">Можно видеть</text:span>, <text:span text:style-name="T56">что</text:span> автор разрабатывает <text:span text:style-name="T57">УМК,</text:span> <text:span text:style-name="T51">а это самый длительный процесс, представленный на этой схеме, затем подписывает ее и отправляет Рецензенты.</text:span></text:p>
      <text:p text:style-name="P55"><text:span text:style-name="T51">В свою очередь рецензент изучает данный УМК и предоставляет рецензию для данного комплекса. </text:span><text:span text:style-name="T59">Рецензия составляется только на </text:span><text:span text:style-name="T62">УМП и</text:span><text:span text:style-name="T59"> </text:span><text:span text:style-name="T62">УМК</text:span><text:span text:style-name="T59">. </text:span></text:p>
      <text:p text:style-name="P51">Следом идет четыре этапа проверки <text:s/><text:span text:style-name="T57">УМК:</text:span></text:p>
      <text:list xml:id="list1136032884322864" text:style-name="L2">
        <text:list-item>
          <text:p text:style-name="P70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2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70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71">На следующем этапе проверяются все стандарты, необходимые для разработки учебно-методических материалов. Сюда вход<text:span text:style-name="T53">я</text:span>т <text:span text:style-name="T53">следующие проверки:</text:span></text:p>
          <text:list>
            <text:list-item>
              <text:p text:style-name="P71">проверка орфографических и синтаксических ошибок;</text:p>
            </text:list-item>
            <text:list-item>
              <text:p text:style-name="P71">проверка стилей используемых в документе;</text:p>
            </text:list-item>
            <text:list-item>
              <text:p text:style-name="P71">проверка наличия обязательных глав, согласно стандартам;</text:p>
            </text:list-item>
            <text:list-item>
              <text:p text:style-name="P71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72">проверка соответствия технологической карты;</text:p>
            </text:list-item>
            <text:list-item>
              <text:p text:style-name="P71">проверка актуальности библиографического списка и т.д.</text:p>
            </text:list-item>
          </text:list>
        </text:list-item>
        <text:list-item>
          <text:p text:style-name="P71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6">Если на одном из этапов проверки находится ошибка, то ее указывают в замечаниях к <text:s/><text:span text:style-name="T47">учебно-методическ</text:span>ому<text:span text:style-name="T47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5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47">В большинстве случаев учебно-методический материал возвращают по следующим причинам:</text:p>
      <text:list xml:id="list2211300474909137235" text:style-name="L3">
        <text:list-item>
          <text:p text:style-name="P63">Отсутствие глав, необходимых согласно стандарту.</text:p>
        </text:list-item>
        <text:list-item>
          <text:p text:style-name="P63">Использование стилей, отличных от требуемых в стандарте.</text:p>
        </text:list-item>
        <text:list-item>
          <text:p text:style-name="P63">Список глав в рабочей программе не соответствует списку глав в учебно-методическом комплексе и т.д.</text:p>
        </text:list-item>
      </text:list>
      <text:p text:style-name="P5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25732224361033" text:continue-list="list225732721565665" text:style-name="WW8Num1">
        <text:list-item>
          <text:h text:style-name="P94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</text:list>
      <text:p text:style-name="Text_20_body"/>
      <text:list xml:id="list225732719697829" text:continue-numbering="true" text:style-name="WW8Num1">
        <text:list-item>
          <text:h text:style-name="P9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56">Все требования можно разделить на функциональные и нефункциональные.</text:p>
      <text:p text:style-name="P56">Функциональные требования определяют задачи, которая должна выполнять система. </text:p>
      <text:p text:style-name="P57">Нефункциональные требования <text:span text:style-name="T70">определяет свойства для нашей системы.</text:span></text:p>
      <text:p text:style-name="P53"><text:span text:style-name="T67">Функциональные т</text:span>ребования к системе следующие:</text:p>
      <text:list xml:id="list1379471137304031151" text:style-name="L4">
        <text:list-item>
          <text:p text:style-name="P73">Система должна<text:span text:style-name="T68"> определять</text:span> структуру <text:span text:style-name="T68">УМР для упрощения разработки.</text:span></text:p>
        </text:list-item>
        <text:list-item>
          <text:p text:style-name="P74">Система должна содержать все требования к стилям оформления УМ<text:span text:style-name="T68">Р при создании</text:span>.</text:p>
        </text:list-item>
        <text:list-item>
          <text:p text:style-name="P74">Система <text:span text:style-name="T68">должна сохранять УМР в формате </text:span><text:span text:style-name="T22">DOC (DOCX) </text:span><text:span text:style-name="T10">и в формате </text:span><text:span text:style-name="T22">HTML.</text:span></text:p>
        </text:list-item>
        <text:list-item>
          <text:p text:style-name="P64">Система должна иметь базу данных (далее БД) для сохранения УМР в ней.</text:p>
        </text:list-item>
        <text:list-item>
          <text:p text:style-name="P64">Система должна <text:span text:style-name="T69">разрешать только автору редактировать свои УМР.</text:span></text:p>
        </text:list-item>
      </text:list>
      <text:p text:style-name="P48">Нефункциональные требования <text:span text:style-name="T70">к системе следующие:</text:span></text:p>
      <text:list xml:id="list4254609490259126163" text:style-name="L5">
        <text:list-item>
          <text:p text:style-name="P65">Система должна быть доступна из любого места, где есть подключение к сети <text:span text:style-name="T20">Internet</text:span>.</text:p>
        </text:list-item>
        <text:list-item>
          <text:p text:style-name="P65">Система должна быть адаптивной для любого устройства.</text:p>
        </text:list-item>
        <text:list-item>
          <text:p text:style-name="P67">В БД требуется сохранять только путь к объекту, используемому в УМР, для обеспечения продуктивности БД.</text:p>
        </text:list-item>
      </text:list>
      <text:h text:style-name="P90" text:outline-level="2"/>
      <text:list xml:id="list225732712985889" text:continue-list="list225732719697829" text:style-name="WW8Num1">
        <text:list-item>
          <text:h text:style-name="P94" text:outline-level="2"><text:bookmark-start text:name="__RefHeading___Toc9042_1411236934"/>1.5 Выбор средств <text:span text:style-name="T54">разработки</text:span> <text:s text:c="2"/><text:bookmark-end text:name="__RefHeading___Toc9042_1411236934"/></text:h>
        </text:list-item>
      </text:list>
      <text:p text:style-name="P52">После того как мы сформировали и задокументировали требования, можно преступить к выбору средств разработки.</text:p>
      <text:p text:style-name="P75">Согласно двум первым 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20">Internet</text:span>:</text:p>
      <text:list xml:id="list4416585025242574219" text:style-name="L7">
        <text:list-item>
          <text:p text:style-name="P76">персональный компьютер;</text:p>
        </text:list-item>
        <text:list-item>
          <text:p text:style-name="P76">планшет;</text:p>
        </text:list-item>
        <text:list-item>
          <text:p text:style-name="P76">смартфон и др.</text:p>
        </text:list-item>
      </text:list>
      <text:p text:style-name="P75">Исходя из этого, были принято решение, что продуктом будет </text:p>
      <text:p text:style-name="P66"/>
      <text:list xml:id="list225731002110781" text:continue-list="list225732712985889" text:style-name="WW8Num1">
        <text:list-item>
          <text:h text:style-name="P86" text:outline-level="1"><text:bookmark-start text:name="__RefHeading___Toc8930_1411236934"/>2 <text:span text:style-name="T27">Специальный раздел</text:span><text:bookmark-end text:name="__RefHeading___Toc8930_1411236934"/></text:h>
        </text:list-item>
        <text:list-item>
          <text:h text:style-name="P91" text:outline-level="2"><text:bookmark-start text:name="__RefHeading___Toc9044_1411236934"/><text:span text:style-name="T2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Text_20_body"/>
      <text:list xml:id="list225731454003780" text:continue-numbering="true" text:style-name="WW8Num1">
        <text:list-item>
          <text:h text:style-name="P95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95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90" text:outline-level="2"/>
      <text:list xml:id="list225732165702156" text:continue-numbering="true" text:style-name="WW8Num1">
        <text:list-item>
          <text:h text:style-name="P95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95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83" text:outline-level="1"/>
      <text:list xml:id="list225731966413944" text:continue-numbering="true" text:style-name="WW8Num1">
        <text:list-item>
          <text:h text:style-name="P87" text:outline-level="1"><text:bookmark-start text:name="__RefHeading___Toc8932_1411236934"/><text:span text:style-name="T25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25732344102583" text:continue-numbering="true" text:style-name="WW8Num1">
        <text:list-item>
          <text:h text:style-name="P88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6">система знаний в </text:span></text:p>
      <text:p text:style-name="P21"><text:tab/></text:p>
      <text:p text:style-name="P20"/>
      <text:list xml:id="list225731845541658" text:continue-numbering="true" text:style-name="WW8Num1">
        <text:list-item>
          <text:h text:style-name="P89" text:outline-level="1"><text:bookmark-start text:name="__RefHeading__327_768117482"/>Библиографический список используемой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9T22:57:30.276000000</dc:date>
    <meta:print-date>2014-06-17T23:49:00</meta:print-date>
    <meta:editing-cycles>402</meta:editing-cycles>
    <meta:editing-duration>P1DT23H21M59S</meta:editing-duration>
    <meta:generator>LibreOffice/5.0.4.2$Windows_x86 LibreOffice_project/2b9802c1994aa0b7dc6079e128979269cf95bc78</meta:generator>
    <meta:document-statistic meta:table-count="4" meta:image-count="3" meta:object-count="0" meta:page-count="25" meta:paragraph-count="189" meta:word-count="1590" meta:character-count="12935" meta:non-whitespace-character-count="11555"/>
  </office:meta>
</office:document-meta>
</file>